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</office:font-face-decls>
  <office:automatic-styles>
    <style:style style:name="P1" style:family="paragraph" style:parent-style-name="Standard">
      <style:text-properties style:font-name="MesloLGL Nerd Font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MesloLGL Nerd Font" fo:font-size="14pt" style:font-size-asian="14pt" style:font-size-complex="14pt"/>
    </style:style>
    <style:style style:name="P3" style:family="paragraph" style:parent-style-name="Standard">
      <style:text-properties style:font-name="MesloLGL Nerd Font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MesloLGL Nerd Font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 Introducción a conceptos básicos informáticos</text:p>
      <text:p text:style-name="P2"/>
      <text:p text:style-name="P3">1.1.1 Elementos fundamentales de un sistema informático</text:p>
      <text:p text:style-name="P2"/>
      <text:p text:style-name="P4">Hardware : componente físico de un ordenador. Ej:Tarjetas gráficas</text:p>
      <text:p text:style-name="P4"/>
      <text:p text:style-name="P4">Software : medio no físico que trabaja a la vez que se enciende el ordenador. Ej: Windows 10</text:p>
      <text:p text:style-name="P4"/>
      <text:p text:style-name="P4">Humano : Es el encargado de ejecutar / crear el software del ordenad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05:21:11.267935692</meta:creation-date>
    <dc:date>2025-10-17T05:22:31.714281733</dc:date>
    <meta:editing-duration>PT1M20S</meta:editing-duration>
    <meta:editing-cycles>1</meta:editing-cycles>
    <meta:document-statistic meta:table-count="0" meta:image-count="0" meta:object-count="0" meta:page-count="1" meta:paragraph-count="5" meta:word-count="53" meta:character-count="332" meta:non-whitespace-character-count="284"/>
    <meta:generator>LibreOffice/25.2.3.2$Linux_X86_64 LibreOffice_project/520$Build-2</meta:generator>
  </office:meta>
</office:document-meta>
</file>